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ext_20_body">
      <style:text-properties style:font-name="Consolas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6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7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8" style:family="paragraph" style:parent-style-name="Text_20_body">
      <style:paragraph-properties fo:line-height="100%"/>
      <style:text-properties style:font-name="Consolas"/>
    </style:style>
    <style:style style:name="P9" style:family="paragraph" style:parent-style-name="Standard">
      <style:paragraph-properties fo:text-align="justify" style:justify-single-word="false"/>
      <style:text-properties style:font-name="Consolas"/>
    </style:style>
    <style:style style:name="P10" style:family="paragraph" style:parent-style-name="Heading_20_1">
      <style:text-properties style:font-name="Consolas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Consolas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8"/>
      <text:p text:style-name="P7"><text:title>Requerimientos del programa</text:title></text:p>
      <text:p text:style-name="P7"><text:initial-creator>Juan Pablo Ospino Solano</text:initial-creator></text:p>
      <text:p text:style-name="P7"><text:variable-set text:name="Version" office:value-type="string">Versión 1.0</text:variable-set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10" text:outline-level="1">Requerimientos</text:h>
      <text:p text:style-name="P9">Se requie un software que a partir de un conjunto de de datos (cada dato contiene cinco (5) propiedades: programId, estimatedProxySize, planAddedAndModifiedSize, actualAddedAndModifiedSize y actualDevelopmentTime) históricos de un número <text:span text:style-name="T1">n</text:span> de programas calcule la regresión líneal, el coeficiente de coorelación y la estimación del proxy de las siguientes relaciones:</text:p>
      <text:p text:style-name="P9"/>
      <text:list xml:id="list5957348906677837136" text:style-name="L1">
        <text:list-item>
          <text:p text:style-name="P11">Tamaño estimado del proxy (estimatedProxySize) y el tamaño actual de añadidas y modificadas (actualAddedAndModifiedSize).</text:p>
          <text:p text:style-name="P11"/>
        </text:list-item>
        <text:list-item>
          <text:p text:style-name="P11">Tamaño estimado del proxy (estimatedProxySize) y tiempo actual de desarrollo (actualDevelopmentTime).</text:p>
          <text:p text:style-name="P11"/>
        </text:list-item>
        <text:list-item>
          <text:p text:style-name="P11">Tamaño planeado de añadidas y modificadas (planAddedAndModifiedSize) y tamaño actual de adicionadas y modificadas (actualAddedAndModifiedSize).</text:p>
          <text:p text:style-name="P11"/>
        </text:list-item>
        <text:list-item>
          <text:p text:style-name="P11">Tamaño planeado de añadidas y modificadas (planAddedAndModifiedSize) y <text:s/>tiempo actual de desarrollo (actualDevelopmentTim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1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Requerimientos del programa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3-04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Requerimientos del programa</text:title> - <text:initial-creator>Juan Pablo Ospino Solano</text:initial-creator> <text:s text:c="38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3-04T09:38:35.61</dc:date>
    <dc:creator>Juan Pablo Ospino Solano</dc:creator>
    <meta:editing-duration>PT23H54M49S</meta:editing-duration>
    <meta:editing-cycles>31</meta:editing-cycles>
    <meta:generator>OpenOffice/4.1.2$Win32 OpenOffice.org_project/412m3$Build-9782</meta:generator>
    <dc:title>Requerimientos del programa</dc:title>
    <meta:document-statistic meta:table-count="1" meta:image-count="1" meta:object-count="0" meta:page-count="2" meta:paragraph-count="17" meta:word-count="140" meta:character-count="1254"/>
  </office:meta>
</office:document-meta>
</file>